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iton Unicode3" svg:font-family="'Aiton Unicode'"/>
    <style:font-face style:name="Aiton Unicode2" svg:font-family="'Aiton Unicode'" style:font-adornments="Regular"/>
    <style:font-face style:name="Lohit Hindi1" svg:font-family="'Lohit Hindi'"/>
    <style:font-face style:name="Padauk" svg:font-family="Padauk"/>
    <style:font-face style:name="Padauk:lang=kht" svg:font-family="Padauk:lang=kht"/>
    <style:font-face style:name="Aiton Unicode" svg:font-family="'Aiton Unicode'" style:font-pitch="variable"/>
    <style:font-face style:name="Aiton Unicode1" svg:font-family="'Aiton Unicod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8e0a" officeooo:paragraph-rsid="00138e0a" style:font-size-asian="10.5pt" style:font-name-complex="Aiton Unicode1" style:language-complex="zxx" style:country-complex="none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38e0a" officeooo:paragraph-rsid="00138e0a" style:font-size-asian="10.5pt" style:font-name-complex="Padauk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138e0a" officeooo:paragraph-rsid="0016cc04" style:font-size-asian="10.5pt" style:font-name-complex="Padauk:lang=kh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iton Unicode" officeooo:rsid="0015670c" officeooo:paragraph-rsid="0015670c" style:font-size-asian="10.5pt" style:font-name-complex="Aiton Unicode1" style:language-complex="zxx" style:country-complex="none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iton Unicode" officeooo:rsid="00138e0a" officeooo:paragraph-rsid="0016cc04" style:font-size-asian="10.5pt" style:font-name-complex="Padauk:lang=kh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iton Unicode" officeooo:rsid="00138e0a" officeooo:paragraph-rsid="00138e0a" style:font-size-asian="10.5pt" style:font-name-complex="Aiton Unicode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 fo:break-before="column"/>
      <style:text-properties officeooo:rsid="00138e0a" officeooo:paragraph-rsid="00138e0a" style:font-size-asian="10.5pt" style:font-name-complex="Padauk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138e0a" officeooo:paragraph-rsid="00138e0a" style:font-size-asian="10.5pt" style:font-name-complex="Aiton Unicode" style:language-complex="zxx" style:country-complex="none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138e0a" officeooo:paragraph-rsid="0016cc04" style:font-size-asian="10.5pt" style:font-name-complex="Aiton Unicode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38e0a" officeooo:paragraph-rsid="00190d7b" style:font-size-asian="10.5pt" style:font-name-complex="Padauk:lang=kh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iton Unicode" officeooo:rsid="00138e0a" officeooo:paragraph-rsid="0015670c" style:font-size-asian="10.5pt" style:font-name-complex="Aiton Unicode" style:language-complex="zxx" style:country-complex="none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iton Unicode" officeooo:rsid="00138e0a" officeooo:paragraph-rsid="0016cc04" style:font-size-asian="10.5pt" style:font-name-complex="Aiton Unicode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iton Unicode" officeooo:rsid="00138e0a" officeooo:paragraph-rsid="00190d7b" style:font-size-asian="10.5pt" style:font-name-complex="Padauk:lang=kht" style:language-complex="zxx" style:country-complex="none" style:font-weight-complex="normal"/>
    </style:style>
    <style:style style:name="T1" style:family="text">
      <style:text-properties style:font-name-complex="Aiton Unicode2"/>
    </style:style>
    <style:style style:name="T2" style:family="text">
      <style:text-properties style:font-name-complex="Aiton Unicode3"/>
    </style:style>
    <style:style style:name="T3" style:family="text">
      <style:text-properties officeooo:rsid="0015670c"/>
    </style:style>
    <style:style style:name="T4" style:family="text">
      <style:text-properties style:font-name-complex="Aiton Unicode"/>
    </style:style>
    <style:style style:name="T5" style:family="text">
      <style:text-properties officeooo:rsid="0015670c" style:font-name-complex="Aiton Unicode"/>
    </style:style>
    <style:style style:name="T6" style:family="text">
      <style:text-properties style:font-name="Aiton Unicode" officeooo:rsid="0016cc04" style:font-name-complex="Padauk:lang=kht"/>
    </style:style>
    <style:style style:name="T7" style:family="text">
      <style:text-properties style:font-name="Aiton Unicode" officeooo:rsid="0016cc04"/>
    </style:style>
    <style:style style:name="T8" style:family="text">
      <style:text-properties officeooo:rsid="0016cc04" style:font-name-complex="Padauk:lang=kht"/>
    </style:style>
    <style:style style:name="T9" style:family="text">
      <style:text-properties officeooo:rsid="0016c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8">ကွ် တႃ ကႃ ကတ်</text:p>
      <text:p text:style-name="P11">ကႃလင် ꩫꩫ် ကွ် တႃ ပွက် <text:span text:style-name="T3">မိုဝ်</text:span></text:p>
      <text:p text:style-name="P6"/>
      <text:p text:style-name="P6"/>
      <text:p text:style-name="P9"><text:span text:style-name="T7">က်ွ</text:span> တႃ ကႃ ကတ်</text:p>
      <text:p text:style-name="P12">ကႃလင် ꩫꩫ် <text:span text:style-name="T9">က်ွ</text:span> တႃ ပွက် <text:span text:style-name="T3">မိုဝ်</text:span></text:p>
      <text:p text:style-name="P2"/>
      <text:p text:style-name="P7"/>
      <text:p text:style-name="P2"/>
      <text:p text:style-name="P10"><text:span text:style-name="T7">က်ွ</text:span> တႃ ကႃ ကတ်</text:p>
      <text:p text:style-name="P13">ကႃလင် ꩫꩫ် <text:span text:style-name="T9">က်ွ</text:span> တႃ ပွက် <text:span text:style-name="T3">မိုဝ်</text:span></text:p>
      <text:p text:style-name="P4"/>
      <text:p text:style-name="P4"/>
      <text:p text:style-name="P3"><text:span text:style-name="T6">က်ွ</text:span> တႃ ကႃ ကတ်</text:p>
      <text:p text:style-name="P5">ကႃလင် ꩫꩫ် <text:span text:style-name="T8">က်ွ</text:span> တႃ ပွက် <text:span text:style-name="T3">မိုဝ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HK" svg:font-family="'AR PL UKai HK'"/>
    <style:font-face style:name="Aiton Unicode3" svg:font-family="'Aiton Unicode'"/>
    <style:font-face style:name="Aiton Unicode2" svg:font-family="'Aiton Unicode'" style:font-adornments="Regular"/>
    <style:font-face style:name="Lohit Hindi1" svg:font-family="'Lohit Hindi'"/>
    <style:font-face style:name="Padauk" svg:font-family="Padauk"/>
    <style:font-face style:name="Padauk:lang=kht" svg:font-family="Padauk:lang=kht"/>
    <style:font-face style:name="Aiton Unicode" svg:font-family="'Aiton Unicode'" style:font-pitch="variable"/>
    <style:font-face style:name="Aiton Unicode1" svg:font-family="'Aiton Unicod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UKai H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AR PL UKai HK" style:font-family-asian="'AR PL UKai HK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AR PL UKai HK" style:font-family-asian="'AR PL UKai HK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 PL UKai HK" style:font-family-asian="'AR PL UKai HK'"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27T15:15:22.567709322</meta:creation-date>
    <dc:date>2015-07-06T16:10:15.029762578</dc:date>
    <dc:creator>Andrew </dc:creator>
    <meta:editing-duration>PT6M3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40" meta:character-count="112" meta:non-whitespace-character-count="80"/>
  </office:meta>
</office:document-meta>
</file>